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9b79" officeooo:paragraph-rsid="00139b79"/>
    </style:style>
    <style:style style:name="P2" style:family="paragraph" style:parent-style-name="Standard">
      <style:text-properties officeooo:rsid="0016dcb8" officeooo:paragraph-rsid="0016dcb8"/>
    </style:style>
    <style:style style:name="P3" style:family="paragraph" style:parent-style-name="Standard">
      <style:text-properties officeooo:rsid="0012f503" officeooo:paragraph-rsid="0016dcb8"/>
    </style:style>
    <style:style style:name="P4" style:family="paragraph" style:parent-style-name="Standard" style:list-style-name="L2">
      <style:text-properties officeooo:rsid="0012f503" officeooo:paragraph-rsid="0016dcb8"/>
    </style:style>
    <style:style style:name="P5" style:family="paragraph" style:parent-style-name="Standard" style:list-style-name="L2">
      <style:text-properties officeooo:rsid="0012f503" officeooo:paragraph-rsid="00175038"/>
    </style:style>
    <style:style style:name="P6" style:family="paragraph" style:parent-style-name="Standard" style:list-style-name="L2">
      <style:text-properties officeooo:paragraph-rsid="0016dcb8"/>
    </style:style>
    <style:style style:name="P7" style:family="paragraph" style:parent-style-name="Standard" style:list-style-name="L2">
      <style:text-properties officeooo:rsid="00175038" officeooo:paragraph-rsid="00175038"/>
    </style:style>
    <style:style style:name="P8" style:family="paragraph" style:parent-style-name="Standard" style:list-style-name="L2">
      <style:text-properties officeooo:rsid="00175038" officeooo:paragraph-rsid="001c4df3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75038" officeooo:paragraph-rsid="00175038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75038" officeooo:paragraph-rsid="0017b1f8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75038" officeooo:paragraph-rsid="00199a10"/>
    </style:style>
    <style:style style:name="P12" style:family="paragraph" style:parent-style-name="Standard" style:list-style-name="L2">
      <style:text-properties officeooo:rsid="0012decf" officeooo:paragraph-rsid="00175038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99a10" officeooo:paragraph-rsid="00199a10"/>
    </style:style>
    <style:style style:name="P14" style:family="paragraph" style:parent-style-name="Standard">
      <style:paragraph-properties fo:text-align="justify" style:justify-single-word="false"/>
      <style:text-properties officeooo:rsid="00199a10" officeooo:paragraph-rsid="00199a10"/>
    </style:style>
    <style:style style:name="P15" style:family="paragraph" style:parent-style-name="Standard">
      <style:paragraph-properties fo:text-align="justify" style:justify-single-word="false"/>
      <style:text-properties officeooo:rsid="00145f47" officeooo:paragraph-rsid="00199a10"/>
    </style:style>
    <style:style style:name="P16" style:family="paragraph" style:parent-style-name="Standard">
      <style:text-properties officeooo:rsid="001b4d04" officeooo:paragraph-rsid="001b4d04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b4d04" officeooo:paragraph-rsid="001b4d04"/>
    </style:style>
    <style:style style:name="P18" style:family="paragraph" style:parent-style-name="Standard" style:list-style-name="L4">
      <style:paragraph-properties fo:text-align="justify" style:justify-single-word="false"/>
      <style:text-properties officeooo:rsid="001c4df3" officeooo:paragraph-rsid="001c4df3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1c4df3" officeooo:paragraph-rsid="001c4df3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1d3994" officeooo:paragraph-rsid="001d3994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1d3994" officeooo:paragraph-rsid="001d3994"/>
    </style:style>
    <style:style style:name="P22" style:family="paragraph" style:parent-style-name="Standard" style:list-style-name="L2">
      <style:paragraph-properties fo:text-align="justify" style:justify-single-word="false"/>
      <style:text-properties fo:color="#c5000b" officeooo:rsid="001d3994" officeooo:paragraph-rsid="001d3994"/>
    </style:style>
    <style:style style:name="P23" style:family="paragraph" style:parent-style-name="Standard">
      <style:text-properties fo:color="#c5000b" officeooo:rsid="001d3994" officeooo:paragraph-rsid="001d3994"/>
    </style:style>
    <style:style style:name="P24" style:family="paragraph" style:parent-style-name="Standard" style:list-style-name="L2" style:master-page-name="">
      <style:paragraph-properties style:page-number="auto"/>
      <style:text-properties officeooo:paragraph-rsid="0016dcb8"/>
    </style:style>
    <style:style style:name="P25" style:family="paragraph" style:parent-style-name="Standard">
      <style:paragraph-properties text:number-lines="false" text:line-number="0"/>
      <style:text-properties officeooo:rsid="0012decf" officeooo:paragraph-rsid="0012decf"/>
    </style:style>
    <style:style style:name="T1" style:family="text">
      <style:text-properties officeooo:rsid="00160cec"/>
    </style:style>
    <style:style style:name="T2" style:family="text">
      <style:text-properties officeooo:rsid="0016dcb8"/>
    </style:style>
    <style:style style:name="T3" style:family="text">
      <style:text-properties officeooo:rsid="00139b79"/>
    </style:style>
    <style:style style:name="T4" style:family="text">
      <style:text-properties officeooo:rsid="00175038"/>
    </style:style>
    <style:style style:name="T5" style:family="text">
      <style:text-properties officeooo:rsid="0012decf"/>
    </style:style>
    <style:style style:name="T6" style:family="text">
      <style:text-properties officeooo:rsid="0017b1f8"/>
    </style:style>
    <style:style style:name="T7" style:family="text">
      <style:text-properties officeooo:rsid="001b4d04"/>
    </style:style>
    <style:style style:name="T8" style:family="text">
      <style:text-properties officeooo:rsid="001c4d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Anforderungsliste</text:span> Pflichtenheft</text:p>
      <text:p text:style-name="P1"/>
      <text:p text:style-name="P2">Funktionale Anforderungen</text:p>
      <text:p text:style-name="P3"/>
      <text:list xml:id="list98128998507481978" text:style-name="L2">
        <text:list-item>
          <text:p text:style-name="P24"><text:span text:style-name="T2">der Verwaltungsserver kann Spielserver anzeigen(muss)</text:span></text:p>
        </text:list-item>
        <text:list-item>
          <text:p text:style-name="P6"><text:span text:style-name="T2">der Client schafft mindestens 20 fps laufen(muss)</text:span></text:p>
        </text:list-item>
        <text:list-item>
          <text:p text:style-name="P6"><text:span text:style-name="T2">der Client schafft mindestens 30 fps laufen(soll, impliziert 2.)</text:span></text:p>
        </text:list-item>
        <text:list-item>
          <text:p text:style-name="P6"><text:span text:style-name="T2">der Client schafft mindestens 60 fps laufen(kann, impliziert 3.)</text:span></text:p>
        </text:list-item>
        <text:list-item>
          <text:p text:style-name="P5">Verbindung <text:span text:style-name="T2">besitzt</text:span> mindestens 20 Aktualisierungen pro Sekunde(muss<text:span text:style-name="T2">)</text:span></text:p>
        </text:list-item>
        <text:list-item>
          <text:p text:style-name="P4">Verbindung <text:span text:style-name="T2">besitzt</text:span> mindestens <text:span text:style-name="T2">3</text:span>0 Aktualisierungen pro Sekunde(<text:span text:style-name="T2">soll impliziert 5)</text:span></text:p>
        </text:list-item>
        <text:list-item>
          <text:p text:style-name="P5">Verbindung <text:span text:style-name="T2">besitzt</text:span> mindestens <text:span text:style-name="T2">6</text:span>0 Aktualisierungen pro Sekund<text:span text:style-name="T4">e</text:span>(<text:span text:style-name="T2">kann impliziert 6)</text:span></text:p>
        </text:list-item>
        <text:list-item>
          <text:p text:style-name="P5"><text:span text:style-name="T4">der Client kann Spielserver auswählen und sich verbinden(muss)</text:span></text:p>
        </text:list-item>
        <text:list-item>
          <text:p text:style-name="P7">der Client kann Namen beim betreten des Spielservers auswählen(muss, impliziert 8.)</text:p>
        </text:list-item>
        <text:list-item>
          <text:p text:style-name="P7">Spielserver beugt doppelten Namen vor(muss, impliziert 9.)</text:p>
        </text:list-item>
        <text:list-item>
          <text:p text:style-name="P7">u<text:span text:style-name="T5">nser Client läuft mit unserem Server(muss)</text:span></text:p>
        </text:list-item>
        <text:list-item>
          <text:p text:style-name="P12">unser Client <text:span text:style-name="T1">ist mit den </text:span>Server<text:span text:style-name="T1">n</text:span> <text:span text:style-name="T1">anderer k</text:span>ompatibel(soll)</text:p>
        </text:list-item>
        <text:list-item>
          <text:p text:style-name="P12">unser <text:span text:style-name="T1">Server</text:span> <text:span text:style-name="T1">ist mit den </text:span>Client <text:span text:style-name="T1">anderer k</text:span>ompatibel(soll)</text:p>
        </text:list-item>
        <text:list-item>
          <text:p text:style-name="P7">das <text:span text:style-name="T5">Spiel kann gestartet werden(muss)</text:span></text:p>
        </text:list-item>
        <text:list-item>
          <text:p text:style-name="P7">das <text:span text:style-name="T5">Spieldaten wird korrekt </text:span>zum Clienten übertragen(muss)</text:p>
        </text:list-item>
        <text:list-item>
          <text:p text:style-name="P7">ein Bomberman<text:span text:style-name="T3"> kann laufen(muss)</text:span></text:p>
        </text:list-item>
        <text:list-item>
          <text:p text:style-name="P8">ein Bomberman<text:span text:style-name="T3"> kann nicht über Bomben laufen(muss)</text:span></text:p>
        </text:list-item>
        <text:list-item>
          <text:p text:style-name="P8">ein Bomberman<text:span text:style-name="T3"> kann nicht über Mauern laufen(muss)</text:span></text:p>
        </text:list-item>
        <text:list-item>
          <text:p text:style-name="P9">ein Bomberman<text:span text:style-name="T3"> kann Bombe</text:span>n <text:span text:style-name="T3">legen(muss)</text:span></text:p>
        </text:list-item>
        <text:list-item>
          <text:p text:style-name="P9">ein Bomberman<text:span text:style-name="T3"> </text:span>darf nicht mehr Bomben legen als seine Boni es erlauben<text:span text:style-name="T3">(muss)</text:span></text:p>
        </text:list-item>
        <text:list-item>
          <text:p text:style-name="P9">ein Bomberman <text:span text:style-name="T3">kann Boni sammeln(muss)</text:span></text:p>
        </text:list-item>
        <text:list-item>
          <text:p text:style-name="P10">Bomberman<text:span text:style-name="T3"> können sterben(muss)</text:span></text:p>
        </text:list-item>
        <text:list-item>
          <text:p text:style-name="P9">ein Bomberman ist unverwundbar wenn er die Rüstung aufsammelt(muss, <text:span text:style-name="T6">impliziert 22.</text:span>)</text:p>
        </text:list-item>
        <text:list-item>
          <text:p text:style-name="P9">ein Bomberman wird wieder verwundbar wenn die Rüstung abläuft(muss, impliziert 2<text:span text:style-name="T8">3</text:span>.)</text:p>
        </text:list-item>
        <text:list-item>
          <text:p text:style-name="P11">Bomben <text:span text:style-name="T6">explodieren</text:span> mit dem Explosionsradius des Bomberman<text:span text:style-name="T3">(muss)</text:span></text:p>
        </text:list-item>
        <text:list-item>
          <text:p text:style-name="P9"><text:span text:style-name="T3">Bomben können </text:span>brüchige<text:span text:style-name="T3"> Wände zerstören(muss)</text:span></text:p>
        </text:list-item>
        <text:list-item>
          <text:p text:style-name="P9">Bomben können feste Wände nicht zerstören(muss)</text:p>
        </text:list-item>
        <text:list-item>
          <text:p text:style-name="P13">Bomben Explodieren wenn sie von einer <text:span text:style-name="T7">E</text:span>xplosion getroffen werden<text:span text:style-name="T7">(muss)</text:span></text:p>
        </text:list-item>
        <text:list-item>
          <text:p text:style-name="P17">Spieler können mit dem Beschleunigungspowerup schneller laufen(soll, Modus B)</text:p>
        </text:list-item>
        <text:list-item>
          <text:p text:style-name="P17">Spieler können mit dem Tritt Power Up Bomben treten(soll, Modus B) </text:p>
        </text:list-item>
        <text:list-item>
          <text:p text:style-name="P17">Getretene Bomben stoppen bei Kontakt mit Spielern, Mauern oder Bomben(soll, Modus B)</text:p>
        </text:list-item>
        <text:list-item>
          <text:p text:style-name="P17">Explosionen der Superbombe werden nicht gestoppt(soll, Modus B)</text:p>
        </text:list-item>
        <text:list-item>
          <text:p text:style-name="P17">Maximum Radius erhöht den <text:s/>Explosionsradius der Bomben auf das Maximum(soll, Modus B)</text:p>
        </text:list-item>
        <text:list-item>
          <text:p text:style-name="P17">Spieler mit Bombenläufer können über Bomben laufen(soll, Modus B)</text:p>
        </text:list-item>
        <text:list-item>
          <text:p text:style-name="P9"><text:span text:style-name="T3">Inaktive Spieler </text:span>explodieren nach 30s<text:span text:style-name="T3">(muss)</text:span></text:p>
        </text:list-item>
        <text:list-item>
          <text:p text:style-name="P9"><text:span text:style-name="T3">KI kann eingeschaltet werden(soll)</text:span></text:p>
        </text:list-item>
        <text:list-item>
          <text:p text:style-name="P13">KI versucht möglichst viele Power-Ups zu sammeln(soll, impliziert <text:span text:style-name="T7">36</text:span>.)</text:p>
        </text:list-item>
        <text:list-item>
          <text:p text:style-name="P13">KI schließt sich nicht selbst ein(soll, impliziert <text:span text:style-name="T7">36</text:span>.)</text:p>
        </text:list-item>
        <text:list-item>
          <text:p text:style-name="P13">KI tötet sich nicht selbst(soll, impliziert <text:span text:style-name="T7">36</text:span>.)</text:p>
        </text:list-item>
        <text:list-item>
          <text:p text:style-name="P13">KI läuft aus Bombenradien heraus(soll, impliziert <text:span text:style-name="T7">36</text:span>.)</text:p>
        </text:list-item>
        <text:list-item>
          <text:p text:style-name="P13">KI erkennt Kettenreaktionen von Bomben(soll, impliziert <text:span text:style-name="T7">36</text:span>.)</text:p>
        </text:list-item>
        <text:list-item>
          <text:p text:style-name="P13">KI versucht Gegner zu töten(soll, impliziert <text:span text:style-name="T7">36</text:span>.)</text:p>
        </text:list-item>
        <text:list-item>
          <text:p text:style-name="P13">KI versucht Kettenreaktionen zu nutzen um Gegner zu töten(soll, impliziert <text:span text:style-name="T7">36</text:span>.)</text:p>
        </text:list-item>
        <text:list-item>
          <text:p text:style-name="P13">Ranking wird korrekt berechnet(soll)</text:p>
        </text:list-item>
        <text:list-item>
          <text:p text:style-name="P13">Ranking wird korrekt angezeigt(soll)</text:p>
        </text:list-item>
        <text:list-item>
          <text:p text:style-name="P13"><text:span text:style-name="T5">unser Client ist mit den Servern anderer kompatibel(soll)</text:span></text:p>
        </text:list-item>
        <text:list-item>
          <text:p text:style-name="P13"><text:span text:style-name="T5">unser Server ist mit den Client anderer kompatibel(soll)</text:span></text:p>
        </text:list-item>
        <text:list-item>
          <text:p text:style-name="P19"><text:soft-page-break/>Besiegte Spieler können zuschauen(muss)</text:p>
        </text:list-item>
        <text:list-item>
          <text:p text:style-name="P19">Bei erstellen des Spielen werden brüchige Mauern erstellt(muss)</text:p>
        </text:list-item>
        <text:list-item>
          <text:p text:style-name="P20">Powerups werden nach dem zerstören von Mauern angezeigt(muss)</text:p>
        </text:list-item>
        <text:list-item>
          <text:p text:style-name="P20">Powerups sind nicht sichtbar bevor die Mauer zerstört wurde(muss)</text:p>
        </text:list-item>
        <text:list-item>
          <text:p text:style-name="P20">Spieler werden nach beenden der Partie in die neue Lobby eingefügt(soll)</text:p>
        </text:list-item>
        <text:list-item>
          <text:p text:style-name="P22">Servereinstellungen einzeln oder auflisten?</text:p>
        </text:list-item>
      </text:list>
      <text:p text:style-name="P15"/>
      <text:p text:style-name="P15"/>
      <text:p text:style-name="P16">Nicht funktionale Anforderungen</text:p>
      <text:p text:style-name="P14"/>
      <text:list xml:id="list4336405948240687766" text:style-name="L4">
        <text:list-item>
          <text:p text:style-name="P18">Handbuch als PDF(muss)</text:p>
        </text:list-item>
        <text:list-item>
          <text:p text:style-name="P18">Grafisch visualisiertes Handbuch(kann)</text:p>
        </text:list-item>
        <text:list-item>
          <text:p text:style-name="P21">Aussagekräftige Fehlermeldungen(soll)</text:p>
        </text:list-item>
      </text:list>
      <text:p text:style-name="P16"/>
      <text:p text:style-name="P23">Anmerkungen und Ideen gern hinzufü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07:46.592000000</meta:creation-date>
    <dc:date>2016-12-06T13:54:52.256000000</dc:date>
    <meta:editing-duration>PT35M58S</meta:editing-duration>
    <meta:editing-cycles>1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60" meta:word-count="477" meta:character-count="3446" meta:non-whitespace-character-count="3083"/>
  </office:meta>
</office:document-meta>
</file>